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Aptos Narrow" svg:font-family="Aptos Narrow"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TableColumn2" style:family="table-column">
      <style:table-column-properties style:column-width="3.5833in"/>
    </style:style>
    <style:style style:name="TableColumn3" style:family="table-column">
      <style:table-column-properties style:column-width="3.1805in"/>
    </style:style>
    <style:style style:name="Table1" style:family="table" style:master-page-name="MP0">
      <style:table-properties style:width="6.7638in" fo:margin-left="0in" table:align="left"/>
    </style:style>
    <style:style style:name="TableRow4" style:family="table-row">
      <style:table-row-properties style:min-row-height="0.3402in"/>
    </style:style>
    <style:style style:name="TableCell5" style:family="table-cell">
      <style:table-cell-properties fo:border="0.0069in solid #000000" fo:background-color="#FFFF00" style:writing-mode="lr-tb" style:vertical-align="bottom" fo:padding-top="0in" fo:padding-left="0.075in" fo:padding-bottom="0in" fo:padding-right="0.075in">
        <style:background-fill draw:fill="solid" draw:fill-color="#FFFF00"/>
      </style:table-cell-properties>
    </style:style>
    <style:style style:name="P6" style:parent-style-name="Normal" style:family="paragraph">
      <style:paragraph-properties fo:break-before="page" fo:margin-bottom="0in" fo:line-height="100%"/>
      <style:text-properties style:font-name="Aptos" style:font-name-asian="Times New Roman" style:font-name-complex="Times New Roman" fo:color="#000000" style:letter-kerning="false" fo:font-size="9pt" style:font-size-asian="9pt" style:font-size-complex="9pt" style:language-asian="en" style:country-asian="IN"/>
    </style:style>
    <style:style style:name="TableCell7" style:family="table-cell">
      <style:table-cell-properties fo:border-top="0.0069in solid #000000" fo:border-left="none" fo:border-bottom="0.0069in solid #000000" fo:border-right="0.0069in solid #000000" fo:background-color="#FFFF00" style:writing-mode="lr-tb" style:vertical-align="bottom" fo:padding-top="0in" fo:padding-left="0.075in" fo:padding-bottom="0in" fo:padding-right="0.075in">
        <style:background-fill draw:fill="solid" draw:fill-color="#FFFF00"/>
      </style:table-cell-properties>
    </style:style>
    <style:style style:name="P8" style:parent-style-name="Normal" style:family="paragraph">
      <style:paragraph-properties fo:margin-bottom="0in" fo:line-height="100%"/>
      <style:text-properties style:font-name="Aptos Narrow" style:font-name-asian="Times New Roman" style:font-name-complex="Times New Roman" fo:color="#000000" style:letter-kerning="false" fo:font-size="9pt" style:font-size-asian="9pt" style:font-size-complex="9pt" style:language-asian="en" style:country-asian="IN"/>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P12" style:parent-style-name="Normal" style:list-style-name="LFO1" style:family="paragraph"/>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list-style-name="LFO1" style:family="paragraph"/>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style:style style:name="P22" style:parent-style-name="Normal" style:list-style-name="LFO1" style:family="paragraph"/>
    <style:style style:name="P23" style:parent-style-name="Normal" style:list-style-name="LFO1" style:family="paragraph"/>
    <style:style style:name="T24" style:parent-style-name="DefaultParagraphFont" style:family="text">
      <style:text-properties fo:font-weight="bold" style:font-weight-asian="bold" style:font-weight-complex="bold"/>
    </style:style>
    <style:style style:name="P25" style:parent-style-name="Normal" style:list-style-name="LFO1" style:family="paragraph"/>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P32" style:parent-style-name="Normal" style:list-style-name="LFO1" style:family="paragraph"/>
    <style:style style:name="P33" style:parent-style-name="Normal" style:list-style-name="LFO1" style:family="paragraph"/>
    <style:style style:name="T34" style:parent-style-name="DefaultParagraphFont" style:family="text">
      <style:text-properties fo:font-weight="bold" style:font-weight-asian="bold" style:font-weight-complex="bold"/>
    </style:style>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T39" style:parent-style-name="DefaultParagraphFont" style:family="text">
      <style:text-properties fo:font-weight="bold" style:font-weight-asian="bold" style:font-weight-complex="bold"/>
    </style:style>
    <style:style style:name="P40" style:parent-style-name="Normal" style:list-style-name="LFO1" style:family="paragraph"/>
    <style:style style:name="P41" style:parent-style-name="Normal" style:list-style-name="LFO1" style:family="paragraph"/>
    <style:style style:name="T42" style:parent-style-name="Hyperlink" style:family="text">
      <style:text-properties fo:font-weight="bold" style:font-weight-asian="bold" style:font-weight-complex="bold"/>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cloudwatch_changes_to_network_acls_alarm_configured</text:p>
          </table:table-cell>
          <table:table-cell table:style-name="TableCell7">
            <text:p text:style-name="P8">Ensure a log metric filter and alarm exist for changes to Network Access Control Lists (NACL). - cloudwatch<text:s/></text:p>
          </table:table-cell>
        </table:table-row>
      </table:table>
      <text:p text:style-name="Normal"/>
      <text:p text:style-name="Normal">To ensure a log metric filter and alarm exist for changes to Network Access Control Lists (NACL) using CloudWatch, you'll need to set up a CloudWatch Logs metric filter and create an alarm based on that metric. Here's a step-by-step guide to accomplish this task:</text:p>
      <text:list text:style-name="LFO1" text:continue-numbering="true">
        <text:list-item>
          <text:p text:style-name="P9"><text:span text:style-name="T10">Enable CloudTrail Logging</text:span></text:p>
          <text:list text:continue-numbering="true">
            <text:list-item>
              <text:p text:style-name="P11">Ensure that AWS CloudTrail is enabled and configured to log API calls to CloudWatch Logs.</text:p>
            </text:list-item>
            <text:list-item>
              <text:p text:style-name="P12">If not already set up, create a trail in the CloudTrail console and configure it to send logs to CloudWatch Logs.</text:p>
            </text:list-item>
          </text:list>
        </text:list-item>
        <text:list-item>
          <text:p text:style-name="P13"><text:span text:style-name="T14">Create a CloudWatch Logs Metric Filter</text:span></text:p>
          <text:list text:continue-numbering="true">
            <text:list-item>
              <text:p text:style-name="P15">Navigate to the CloudWatch console (https://console.aws.amazon.com/cloudwatch/).</text:p>
            </text:list-item>
            <text:list-item>
              <text:p text:style-name="P16">In the navigation pane, choose "Log groups".</text:p>
            </text:list-item>
            <text:list-item>
              <text:p text:style-name="P17">Select the log group that contains your CloudTrail logs.</text:p>
            </text:list-item>
            <text:list-item>
              <text:p text:style-name="P18">Choose "Metric filters" and then "Create metric filter".</text:p>
            </text:list-item>
            <text:list-item>
              <text:p text:style-name="P19">In the filter pattern field, enter the following pattern to capture NACL changes:</text:p>
            </text:list-item>
          </text:list>
        </text:list-item>
      </text:list>
      <text:p text:style-name="Normal">{($.eventName = CreateNetworkAcl) || ($.eventName = CreateNetworkAclEntry) || ($.eventName = DeleteNetworkAcl) || ($.eventName = DeleteNetworkAclEntry) || ($.eventName = ReplaceNetworkAclEntry) || ($.eventName = ReplaceNetworkAclAssociation)}</text:p>
      <text:list text:style-name="LFO1" text:continue-numbering="true">
        <text:list-item>
          <text:list>
            <text:list-item>
              <text:p text:style-name="P20">Choose "Next" and assign a name to your metric filter.</text:p>
            </text:list-item>
            <text:list-item>
              <text:p text:style-name="P21">Set the metric namespace (e.g., "CloudTrailMetrics") and metric name (e.g., "NACLChanges").</text:p>
            </text:list-item>
            <text:list-item>
              <text:p text:style-name="P22">Choose "Next" and then "Create metric filter".</text:p>
            </text:list-item>
          </text:list>
        </text:list-item>
        <text:list-item>
          <text:p text:style-name="P23"><text:span text:style-name="T24">Create a CloudWatch Alarm</text:span></text:p>
          <text:list text:continue-numbering="true">
            <text:list-item>
              <text:p text:style-name="P25">In the CloudWatch console, navigate to "Alarms" in the left sidebar.</text:p>
            </text:list-item>
            <text:list-item>
              <text:p text:style-name="P26">Choose "Create alarm".</text:p>
            </text:list-item>
            <text:list-item>
              <text:p text:style-name="P27">Select the metric you created in the previous step.</text:p>
            </text:list-item>
            <text:list-item>
              <text:p text:style-name="P28">Configure the alarm conditions (e.g., trigger when the metric is &gt;= 1 for 1 consecutive period).</text:p>
            </text:list-item>
            <text:list-item>
              <text:p text:style-name="P29">Choose "Next" and configure the alarm notification settings.</text:p>
            </text:list-item>
            <text:list-item>
              <text:p text:style-name="P30">Set up an Amazon SNS topic to receive notifications when the alarm is triggered.</text:p>
            </text:list-item>
            <text:list-item>
              <text:p text:style-name="P31">Name and describe your alarm, then choose "Next".</text:p>
            </text:list-item>
            <text:list-item>
              <text:p text:style-name="P32">Review the settings and choose "Create alarm".</text:p>
            </text:list-item>
          </text:list>
        </text:list-item>
        <text:list-item>
          <text:p text:style-name="P33"><text:span text:style-name="T34">Test the Alarm</text:span></text:p>
          <text:list text:continue-numbering="true">
            <text:list-item>
              <text:p text:style-name="P35">Make a change to a Network ACL in your AWS account.</text:p>
            </text:list-item>
            <text:list-item>
              <text:p text:style-name="P36">Wait for a few minutes and check if the alarm is triggered.</text:p>
            </text:list-item>
            <text:list-item>
              <text:p text:style-name="P37">Verify that you receive a notification through the configured SNS topic.</text:p>
            </text:list-item>
          </text:list>
        </text:list-item>
        <text:list-item>
          <text:p text:style-name="P38"><text:span text:style-name="T39">Review and Refine</text:span></text:p>
          <text:list text:continue-numbering="true">
            <text:list-item>
              <text:p text:style-name="P40">Regularly review the alarm and metric filter to ensure they're capturing the desired events.</text:p>
            </text:list-item>
            <text:list-item>
              <text:p text:style-name="P41">Adjust the alarm thresholds or notification settings as needed based on your security requirements.</text:p>
            </text:list-item>
          </text:list>
        </text:list-item>
      </text:list>
      <text:p text:style-name="Normal">By completing these steps, you've set up a log metric filter to track changes to Network Access Control Lists and created an alarm to notify you when such changes occur. This helps in monitoring and maintaining the security of your VPC network configurations.</text:p>
      <text:p text:style-name="Normal">Remember to periodically review and update your monitoring setup to align with your evolving security needs and AWS best practices. Always test any changes in a non-production environment before applying them to your production systems.</text:p>
      <text:p text:style-name="Normal"/>
      <text:p text:style-name="Normal">/aws/cloudtrail/us-east-1/NACL-changes<text:s/>– group</text:p>
      <text:p text:style-name="Normal"><text:a xlink:href="https://us-east-1.console.aws.amazon.com/cloudwatch/home?region=us-east-1#logsV2:log-groups/log-group/aws-accelerator-cloudtrail-AccountTrail/edit-metric-filter/NACLchangesFilter" office:target-frame-name="_top" xlink:show="replace"><text:span text:style-name="T42">NACLchangesFilter</text:span></text:a><text:s/>- Filter</text:p>
      <text:p text:style-name="Normal">NACLchangesSNS<text:s text:c="2"/>- sns</text:p>
      <text:p text:style-name="Normal">NACLAlarm</text:p>
      <text:p text:style-name="Normal"/>
      <text:p text:style-name="Normal"/>
      <text:p text:style-name="Normal"/>
      <text:p text:style-name="Normal"/>
      <text:p text:style-name="Normal">{</text:p>
      <text:p text:style-name="Normal"><text:s text:c="2"/>"Version": "2012-10-17",</text:p>
      <text:p text:style-name="Normal"><text:s text:c="2"/>"Statement": [</text:p>
      <text:p text:style-name="Normal"><text:s text:c="4"/>{</text:p>
      <text:p text:style-name="Normal"><text:s text:c="6"/>"Effect": "Allow",</text:p>
      <text:p text:style-name="Normal"><text:s text:c="6"/>"Principal": {</text:p>
      <text:p text:style-name="Normal"><text:s text:c="8"/>"Service": "vpc-flow-logs.amazonaws.com"</text:p>
      <text:p text:style-name="Normal"><text:s text:c="6"/>},</text:p>
      <text:p text:style-name="Normal"><text:s text:c="6"/>"Action": "sts:AssumeRole"</text:p>
      <text:p text:style-name="Normal"><text:s text:c="4"/>},</text:p>
      <text:p text:style-name="Normal"><text:s text:c="4"/>{</text:p>
      <text:p text:style-name="Normal"><text:s text:c="6"/>"Effect": "Allow",</text:p>
      <text:p text:style-name="Normal"><text:s text:c="6"/>"Principal": {</text:p>
      <text:p text:style-name="Normal"><text:s text:c="8"/>"AWS": "arn:aws:iam::471112621064:*"</text:p>
      <text:p text:style-name="Normal">"AWS": "arn:aws:iam::891377117055:*"</text:p>
      <text:p text:style-name="Normal">"AWS": "arn:aws:iam::905418013123:*"</text:p>
      <text:p text:style-name="Normal">"AWS": "arn:aws:iam::339713024244:*"</text:p>
      <text:p text:style-name="Normal">"AWS": "arn:aws:iam::381492183934:*"</text:p>
      <text:p text:style-name="Normal">"AWS": "arn:aws:iam::992382679164:*"</text:p>
      <text:p text:style-name="Normal">"AWS": "arn:aws:iam::730335309831:*"</text:p>
      <text:p text:style-name="Normal">"AWS": "arn:aws:iam::236345613440:*"</text:p>
      <text:p text:style-name="Normal">"AWS": "arn:aws:iam::767397709508:* "</text:p>
      <text:p text:style-name="Normal"/>
      <text:p text:style-name="Normal"><text:s text:c="6"/>},</text:p>
      <text:p text:style-name="Normal"><text:s text:c="6"/>"Action": "sts:AssumeRole"</text:p>
      <text:p text:style-name="Normal"><text:s text:c="4"/>}</text:p>
      <text:p text:style-name="Normal"><text:s text:c="2"/>]</text:p>
      <text:soft-page-break/>
      <text:p text:style-name="Normal">}</text:p>
      <text:p text:style-name="Normal"/>
      <text:p text:style-name="Normal"/>
      <text:p text:style-name="Normal"/>
      <text:p text:style-name="Normal"/>
      <text:p text:style-name="Normal"/>
      <text:p text:style-name="Normal">"AWS": "arn:aws:iam::471112621064:*"</text:p>
      <text:p text:style-name="Normal">"AWS": "arn:aws:iam::891377117055:*"</text:p>
      <text:p text:style-name="Normal">"AWS": "arn:aws:iam::905418013123:*"</text:p>
      <text:p text:style-name="Normal">"AWS": "arn:aws:iam::339713024244:*"</text:p>
      <text:p text:style-name="Normal">"AWS": "arn:aws:iam::381492183934:*"</text:p>
      <text:p text:style-name="Normal">"AWS": "arn:aws:iam::992382679164:*"</text:p>
      <text:p text:style-name="Normal">"AWS": "arn:aws:iam::730335309831:*"</text:p>
      <text:p text:style-name="Normal">"AWS": "arn:aws:iam::236345613440:*"</text:p>
      <text:p text:style-name="Normal">"AWS": "arn:aws:iam::767397709508:*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Aptos Narrow" svg:font-family="Aptos Narrow"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and Dandupati (Trianz)</meta:initial-creator>
    <dc:creator>Anand Dandupati (Trianz)</dc:creator>
    <meta:creation-date>2024-11-29T08:15:00Z</meta:creation-date>
    <dc:date>2024-12-02T10:00:00Z</dc:date>
    <meta:template xlink:href="Normal" xlink:type="simple"/>
    <meta:editing-cycles>3</meta:editing-cycles>
    <meta:editing-duration>PT258300S</meta:editing-duration>
    <meta:document-statistic meta:page-count="4" meta:paragraph-count="8" meta:word-count="621" meta:character-count="4156" meta:row-count="29" meta:non-whitespace-character-count="3543"/>
  </office:meta>
</office:document-meta>
</file>